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FieldHandler.resetValu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FieldHandler.setValue( Object object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urationFieldHandler.getValue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figurationFieldHandler.newInstance(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